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5cm" fo:min-width="0.9cm"/>
    </style:style>
    <style:style style:name="gr2" style:family="graphic" style:parent-style-name="standard">
      <style:graphic-properties draw:textarea-horizontal-align="justify" draw:textarea-vertical-align="middle" draw:auto-grow-height="false" fo:min-height="0.251cm" fo:min-width="0.19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349cm" fo:min-width="2.3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1.4cm" svg:height="2.2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8.403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8.403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1" draw:id="id1" draw:layer="layout" svg:width="1.4cm" svg:height="2.2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1.387cm" svg:height="1cm" draw:transform="skewX (-0.0160570291183478) rotate (-3.14159265358979) translate (8.403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7" draw:id="id7" draw:layer="layout" svg:width="1.4cm" svg:height="2.2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8.403cm 15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6.994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8.397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6.994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387cm" svg:height="1cm" draw:transform="skewX (-0.0160570291183478) rotate (-3.14159265358979) translate (8.397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3" draw:text-style-name="P1" draw:layer="layout" svg:x1="7.7cm" svg:y1="9.2cm" svg:x2="7.689cm" svg:y2="10.2cm" draw:start-shape="id1" draw:start-glue-point="6" draw:end-shape="id2" draw:end-glue-point="6" svg:d="M7700 9200v500h-11v500" svg:viewBox="0 0 12 1001">
          <text:p/>
        </draw:connector>
        <draw:custom-shape draw:style-name="gr4" draw:text-style-name="P1" draw:layer="layout" svg:width="0.2cm" svg:height="0.2cm" svg:x="7.6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7.601cm" svg:y="1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7.601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2.2cm" svg:x="9.6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1.0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9.6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1.0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3" draw:id="id3" draw:layer="layout" svg:width="1.4cm" svg:height="2.2cm" svg:x="9.6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1.387cm" svg:height="1cm" draw:transform="skewX (-0.0160570291183478) rotate (-3.14159265358979) translate (11.0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9" draw:id="id9" draw:layer="layout" svg:width="1.4cm" svg:height="2.2cm" svg:x="9.60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1.009cm 15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9.6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1.003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9.6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1.387cm" svg:height="1cm" draw:transform="skewX (-0.0160570291183478) rotate (-3.14159265358979) translate (11.003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3" draw:text-style-name="P1" draw:layer="layout" svg:x1="10.306cm" svg:y1="9.2cm" svg:x2="10.295cm" svg:y2="10.2cm" draw:start-shape="id3" draw:start-glue-point="6" draw:end-shape="id4" draw:end-glue-point="6" svg:d="M10306 9200v500h-11v500" svg:viewBox="0 0 12 1001">
          <text:p/>
        </draw:connector>
        <draw:custom-shape draw:style-name="gr4" draw:text-style-name="P1" draw:layer="layout" svg:width="0.2cm" svg:height="0.2cm" svg:x="10.206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10.207cm" svg:y="1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10.20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4cm" svg:height="2.2cm" svg:x="12.0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3.4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12.0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3.4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5" draw:id="id5" draw:layer="layout" svg:width="1.4cm" svg:height="2.2cm" svg:x="12.00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1.387cm" svg:height="1cm" draw:transform="skewX (-0.0160570291183478) rotate (-3.14159265358979) translate (13.409cm 8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xml:id="id10" draw:id="id10" draw:layer="layout" svg:width="1.4cm" svg:height="2.2cm" svg:x="12.00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3.409cm 15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12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387cm" svg:height="1cm" draw:transform="skewX (-0.0160570291183478) rotate (-3.14159265358979) translate (13.403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" draw:text-style-name="P1" draw:layer="layout" svg:width="1.4cm" svg:height="2.2cm" svg:x="12cm" svg:y="10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1.387cm" svg:height="1cm" draw:transform="skewX (-0.0160570291183478) rotate (-3.14159265358979) translate (13.403cm 11.2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3" draw:text-style-name="P1" draw:layer="layout" svg:x1="12.706cm" svg:y1="9.2cm" svg:x2="12.695cm" svg:y2="10.2cm" draw:start-shape="id5" draw:start-glue-point="6" draw:end-shape="id6" draw:end-glue-point="6" svg:d="M12706 9200v500h-11v500" svg:viewBox="0 0 12 1001">
          <text:p/>
        </draw:connector>
        <draw:custom-shape draw:style-name="gr4" draw:text-style-name="P1" draw:layer="layout" svg:width="0.2cm" svg:height="0.2cm" svg:x="12.606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12.607cm" svg:y="13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12.60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7.7cm" svg:y1="16.2cm" svg:x2="16.836cm" svg:y2="11.852cm" draw:start-shape="id7" draw:start-glue-point="6" draw:end-shape="id8" draw:end-glue-point="2" svg:d="M7700 16200v502h9136v-4850" svg:viewBox="0 0 9137 4851">
          <text:p/>
        </draw:connector>
        <draw:custom-shape draw:style-name="gr5" draw:text-style-name="P1" xml:id="id8" draw:id="id8" draw:layer="layout" svg:width="2.802cm" svg:height="1.599cm" draw:transform="skewX (-0.0375245789178781) rotate (0.00750491578357574) translate (15.363cm 10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306cm" svg:y1="16.2cm" svg:x2="10.339cm" svg:y2="16.675cm" draw:start-shape="id9" draw:start-glue-point="6" svg:d="M10306 16200v502h33v-27" svg:viewBox="0 0 34 503">
          <text:p/>
        </draw:connector>
        <draw:connector draw:style-name="gr3" draw:text-style-name="P1" draw:layer="layout" svg:x1="12.706cm" svg:y1="16.2cm" svg:x2="12.811cm" svg:y2="16.675cm" draw:start-shape="id10" draw:start-glue-point="6" svg:d="M12706 16200v502h105v-27" svg:viewBox="0 0 106 503">
          <text:p/>
        </draw:connector>
        <draw:connector draw:style-name="gr3" draw:text-style-name="P1" draw:layer="layout" svg:x1="7.695cm" svg:y1="7cm" svg:x2="16.764cm" svg:y2="10.253cm" draw:start-shape="id11" draw:start-glue-point="6" draw:end-shape="id8" draw:end-glue-point="0" svg:d="M7695 7000v-502h9069v3755" svg:viewBox="0 0 9070 3756">
          <text:p/>
        </draw:connector>
        <draw:connector draw:style-name="gr3" draw:text-style-name="P1" draw:layer="layout" svg:x1="10.301cm" svg:y1="7cm" svg:x2="10.409cm" svg:y2="6.51cm" draw:start-shape="id12" draw:start-glue-point="6" svg:d="M10301 7000v-502h108v12" svg:viewBox="0 0 109 503">
          <text:p/>
        </draw:connector>
        <draw:connector draw:style-name="gr3" draw:text-style-name="P1" draw:layer="layout" svg:x1="12.701cm" svg:y1="7cm" svg:x2="12.672cm" svg:y2="6.51cm" draw:start-shape="id13" draw:start-glue-point="6" svg:d="M12701 7000v-502h-29v12" svg:viewBox="0 0 30 503">
          <text:p/>
        </draw:connector>
        <draw:line draw:style-name="gr6" draw:text-style-name="P2" draw:layer="layout" svg:x1="18.2cm" svg:y1="11cm" svg:x2="20.4cm" svg:y2="11cm">
          <text:p/>
        </draw:line>
        <draw:frame draw:style-name="gr7" draw:text-style-name="P3" draw:layer="layout" svg:width="3cm" svg:height="1.2cm" svg:x="15.4cm" svg:y="10.6cm">
          <draw:text-box>
            <text:p>Inverter</text:p>
          </draw:text-box>
        </draw:frame>
        <draw:frame draw:style-name="gr8" draw:text-style-name="P3" draw:layer="layout" svg:width="12.6cm" svg:height="1.317cm" svg:x="6.8cm" svg:y="5cm">
          <draw:text-box>
            <text:p>Current depends on the n° of strings</text:p>
          </draw:text-box>
        </draw:frame>
        <draw:frame draw:style-name="gr9" draw:text-style-name="P3" draw:layer="layout" svg:width="14.2cm" svg:height="1.673cm" draw:transform="rotate (1.5707963267949) translate (5.6cm 17.4cm)">
          <draw:text-box>
            <text:p>Voltage depends on nº of modules/string</text:p>
          </draw:text-box>
        </draw:frame>
        <draw:frame draw:style-name="gr10" draw:text-style-name="P3" draw:layer="layout" svg:width="7.8cm" svg:height="2.384cm" svg:x="14.6cm" svg:y="9.4cm">
          <draw:text-box>
            <text:p>Power = current x voltage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1:43:38.968296189</meta:creation-date>
    <dc:date>2016-07-30T12:11:05.969339701</dc:date>
    <meta:editing-duration>PT7M4S</meta:editing-duration>
    <meta:editing-cycles>2</meta:editing-cycles>
    <meta:generator>LibreOffice/5.1.4.2$Linux_X86_64 LibreOffice_project/10m0$Build-2</meta:generator>
    <meta:document-statistic meta:object-count="84"/>
  </office:meta>
</office:document-meta>
</file>